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/>
    <style:font-face style:name="monospace" svg:font-family="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557f5f"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variant="normal" fo:text-transform="none" fo:color="#444444" style:font-name="monospace" fo:font-size="10.5pt" fo:letter-spacing="normal" fo:font-style="normal" fo:font-weight="normal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00" style:font-name="Courier New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10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 style:list-style-name="L2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 style:list-style-name="L3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 style:list-style-name="L4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 style:list-style-name="L5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color="#0000c0"/>
    </style:style>
    <style:style style:name="T7" style:family="text">
      <style:text-properties fo:color="#557f5f"/>
    </style:style>
    <style:style style:name="T8" style:family="text">
      <style:text-properties fo:font-variant="normal" fo:text-transform="none" fo:color="#444444" style:font-name="monospace" fo:font-size="10.5pt" fo:letter-spacing="normal" fo:font-style="normal" fo:font-weight="normal" style:font-name-asian="Courier New" style:font-size-asian="10pt" style:font-name-complex="Courier New" style:font-size-complex="10pt"/>
    </style:style>
    <style:style style:name="T9" style:family="text">
      <style:text-properties fo:font-variant="normal" fo:text-transform="none" fo:color="#ff0000" style:font-name="courier new" fo:font-size="9.75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T10" style:family="text">
      <style:text-properties fo:font-variant="normal" fo:text-transform="none" fo:color="#ff0000" style:font-name="monospace" fo:font-size="10.5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T11" style:family="text">
      <style:text-properties fo:color="#008080"/>
    </style:style>
    <style:style style:name="T12" style:family="text"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T13" style:family="text">
      <style:text-properties fo:color="#3f7f7f"/>
    </style:style>
    <style:style style:name="T14" style:family="text">
      <style:text-properties fo:color="#3f7f7f" style:font-name="Courier New" fo:font-size="10pt" style:font-name-asian="Courier New" style:font-size-asian="10pt" style:font-name-complex="Courier New" style:font-size-complex="10pt"/>
    </style:style>
    <style:style style:name="T15" style:family="text">
      <style:text-properties fo:color="#7f007f"/>
    </style:style>
    <style:style style:name="T16" style:family="text">
      <style:text-properties fo:color="#896612"/>
    </style:style>
    <style:style style:name="T17" style:family="text">
      <style:text-properties fo:color="#896612" style:font-name="Courier New" fo:font-size="10pt" style:font-name-asian="Courier New" style:font-size-asian="10pt" style:font-name-complex="Courier New" style:font-size-complex="10pt"/>
    </style:style>
    <style:style style:name="T18" style:family="text">
      <style:text-properties fo:color="#808080"/>
    </style:style>
    <style:style style:name="T19" style:family="text">
      <style:text-properties fo:color="#808080" style:font-name="Courier New" fo:font-size="10pt" style:font-name-asian="Courier New" style:font-size-asian="10pt" style:font-name-complex="Courier New" style:font-size-complex="10pt"/>
    </style:style>
    <style:style style:name="T20" style:family="text">
      <style:text-properties fo:color="#2a00ff" fo:font-style="italic" style:font-style-asian="italic" style:font-style-complex="italic"/>
    </style:style>
    <style:style style:name="T21" style:family="text">
      <style:text-properties fo:color="#ff0000"/>
    </style:style>
    <style:style style:name="T22" style:family="text">
      <style:text-properties fo:color="#ff0000" fo:font-weight="bold" style:font-weight-asian="bold" style:font-weight-complex="bold"/>
    </style:style>
    <style:style style:name="T23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24" style:family="text">
      <style:text-properties fo:color="#00ae00" style:font-name="Courier New" fo:font-size="10pt" style:font-name-asian="Courier New" style:font-size-asian="10pt" style:font-name-complex="Courier New" style:font-size-complex="10pt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<text:tab/>Dodanie validatora</text:p>
      <text:p text:style-name="P1">&lt;?php</text:p>
      <text:p text:style-name="P4">// src/Blogger/BlogBundle/Entity/Enquiry.php</text:p>
      <text:p text:style-name="P3"><text:span text:style-name="T3">namespace </text:span><text:span text:style-name="T5">Blogger</text:span><text:span text:style-name="T3">\BlogBundle\Entity;</text:span></text:p>
      <text:p text:style-name="P1">/*#ADD</text:p>
      <text:p text:style-name="P3"><text:span text:style-name="T1">use </text:span><text:span text:style-name="T3">Symfony\Component\Validato</text:span><text:span text:style-name="T6">r\Map</text:span><text:span text:style-name="T3">ping\ClassMetadat</text:span><text:span text:style-name="T6">a;</text:span></text:p>
      <text:p text:style-name="P3"><text:span text:style-name="T6">use</text:span><text:span text:style-name="T1"> </text:span><text:span text:style-name="T3">Symfony\Componen</text:span><text:span text:style-name="T6">t\Valida</text:span><text:span text:style-name="T3">tor\Constraints\N</text:span><text:span text:style-name="T6">otBla</text:span><text:span text:style-name="T3">nk;</text:span></text:p>
      <text:p text:style-name="P3"><text:span text:style-name="T1">use </text:span><text:span text:style-name="T3">Symfony\Component\Validator\Constraints\Email;</text:span></text:p>
      <text:p text:style-name="P3"><text:span text:style-name="T1">use </text:span><text:span text:style-name="T3">Sy</text:span><text:span text:style-name="T6">mfon</text:span><text:span text:style-name="T3">y\Component\Validator\Constraints\MinLength;</text:span></text:p>
      <text:p text:style-name="P3"><text:span text:style-name="T1">use </text:span><text:span text:style-name="T3">Symfony\Componen</text:span><text:span text:style-name="T6">t\Va</text:span><text:span text:style-name="T3">lidator\Constraints\MaxLength;</text:span></text:p>
      <text:p text:style-name="P1">#*/</text:p>
      <text:p text:style-name="P3"><text:span text:style-name="T1">class </text:span><text:span text:style-name="T3">Enquiry</text:span></text:p>
      <text:p text:style-name="P5">{</text:p>
      <text:p text:style-name="P3"><text:span text:style-name="T3"><text:s text:c="4"/></text:span><text:span text:style-name="T1">protected </text:span><text:span text:style-name="T3">$name;</text:span></text:p>
      <text:p text:style-name="P3"/>
      <text:p text:style-name="P3"><text:span text:style-name="T3"><text:s text:c="4"/></text:span><text:span text:style-name="T1">p</text:span><text:span text:style-name="T6">rotec</text:span><text:span text:style-name="T1">ted </text:span><text:span text:style-name="T3">$email;</text:span></text:p>
      <text:p text:style-name="P3"/>
      <text:p text:style-name="P3"><text:span text:style-name="T3"><text:s text:c="4"/></text:span><text:span text:style-name="T1">protected </text:span><text:span text:style-name="T3">$subject;</text:span></text:p>
      <text:p text:style-name="P3"/>
      <text:p text:style-name="P3"><text:span text:style-name="T3"><text:s text:c="4"/></text:span><text:span text:style-name="T1">protected </text:span><text:span text:style-name="T3">$body;</text:span></text:p>
      <text:p text:style-name="P5">//...</text:p>
      <text:p text:style-name="P5">//Walidacja pól formularza</text:p>
      <text:p text:style-name="P5"><text:span text:style-name="T21">/*#ADD</text:span> <text:s text:c="3"/></text:p>
      <text:p text:style-name="P3"><text:span text:style-name="T3"><text:s text:c="4"/></text:span><text:span text:style-name="T1">public static function </text:span><text:span text:style-name="T3">loadValidatorMetadata(ClassMetadata $metadata)</text:span></text:p>
      <text:p text:style-name="P5"><text:s text:c="4"/>{</text:p>
      <text:p text:style-name="P3"><text:span text:style-name="T3"><text:s text:c="8"/>$metadata-&gt;addPropertyConstraint(</text:span><text:span text:style-name="T6">'name'</text:span><text:span text:style-name="T3">, </text:span><text:span text:style-name="T1">new </text:span><text:span text:style-name="T3">NotBlank());</text:span></text:p>
      <text:p text:style-name="P3"/>
      <text:p text:style-name="P3"><text:span text:style-name="T3"><text:s text:c="8"/></text:span><text:span text:style-name="T7">//$metadata-&gt;addPropertyConstraint('email', new Email());</text:span></text:p>
      <text:p text:style-name="P3"><text:span text:style-name="T3"><text:s text:c="8"/>$metadata-&gt;addPropertyConstraint(</text:span><text:span text:style-name="T6">'email'</text:span><text:span text:style-name="T3">, </text:span><text:span text:style-name="T1">new </text:span><text:span text:style-name="T3">Email(</text:span><text:span text:style-name="T1">array</text:span><text:span text:style-name="T3">(</text:span></text:p>
      <text:p text:style-name="P3"><text:span text:style-name="T3"><text:tab/><text:tab/> <text:s text:c="3"/></text:span><text:span text:style-name="T6">'message' </text:span><text:span text:style-name="T3">=&gt; </text:span><text:span text:style-name="T6">'symblog does not like invalid emails. Give me a real one!'</text:span></text:p>
      <text:p text:style-name="P3"><text:span text:style-name="T6"><text:tab/><text:tab/></text:span><text:span text:style-name="T3">)));</text:span></text:p>
      <text:p text:style-name="P3"/>
      <text:p text:style-name="P3"><text:span text:style-name="T3"><text:s text:c="8"/>$metadata-&gt;addPropertyConstraint(</text:span><text:span text:style-name="T6">'subject'</text:span><text:span text:style-name="T3">, </text:span><text:span text:style-name="T1">new </text:span><text:span text:style-name="T3">NotBlank());</text:span></text:p>
      <text:p text:style-name="P3"><text:span text:style-name="T3"><text:s text:c="8"/>$metadata-&gt;addPropertyConstraint(</text:span><text:span text:style-name="T6">'subject'</text:span><text:span text:style-name="T3">, </text:span><text:span text:style-name="T1">new </text:span><text:span text:style-name="T3">MaxLength(50));</text:span></text:p>
      <text:p text:style-name="P3"/>
      <text:p text:style-name="P3"><text:span text:style-name="T3"><text:s text:c="8"/>$metadata-&gt;addPropertyConstraint(</text:span><text:span text:style-name="T6">'body'</text:span><text:span text:style-name="T3">, </text:span><text:span text:style-name="T1">new </text:span><text:span text:style-name="T3">MinLength(50));</text:span></text:p>
      <text:p text:style-name="P5"><text:s text:c="4"/>}</text:p>
      <text:p text:style-name="P5"><text:span text:style-name="T21">#*/</text:span> <text:s text:c="3"/></text:p>
      <text:p text:style-name="P5">}</text:p>
      <text:p text:style-name="P5"/>
      <text:p text:style-name="P5">2. Zmaina metadata</text:p>
      <text:p text:style-name="P5"/>
      <text:p text:style-name="P5">$metadata-&gt;addPropertyConstraint('email', new Email(array(</text:p>
      <text:p text:style-name="P5"><text:s text:c="4"/>'message' =&gt; 'symblog does not like invalid emails. Give me a real one!'</text:p>
      <text:p text:style-name="P5">)));</text:p>
      <text:p text:style-name="P5">Aby działały walidatory serwera trzeba odłaczyć walidatory HTML5,</text:p>
      <text:p text:style-name="P5">które działają po stronię klienta:</text:p>
      <text:p text:style-name="P5"/>
      <text:p text:style-name="P6"><text:span text:style-name="T4">W tym celu dodajemy </text:span><text:span text:style-name="T9">novalidate</text:span><text:span text:style-name="T4"> (do form)lub </text:span><text:span text:style-name="T10">formnovalidate</text:span><text:span text:style-name="T8"> (do submit)</text:span></text:p>
      <text:p text:style-name="P8"/>
      <text:p text:style-name="P3"><text:span text:style-name="T11">&lt;</text:span><text:span text:style-name="T13">form</text:span><text:span text:style-name="T3"> </text:span><text:span text:style-name="T15">action</text:span><text:span text:style-name="T3">="</text:span><text:span text:style-name="T16">{{</text:span><text:span text:style-name="T1"> </text:span><text:span text:style-name="T3">path</text:span><text:span text:style-name="T18">(</text:span><text:span text:style-name="T6">'blogger_blog_contact'</text:span><text:span text:style-name="T18">)</text:span><text:span text:style-name="T1"> </text:span><text:span text:style-name="T16">}}</text:span><text:span text:style-name="T3">" </text:span><text:span text:style-name="T15">method</text:span><text:span text:style-name="T3">=</text:span><text:span text:style-name="T20">"post"</text:span><text:span text:style-name="T16"> {{</text:span><text:span text:style-name="T1"> </text:span><text:span text:style-name="T3">form_enctype</text:span><text:span text:style-name="T18">(</text:span><text:span text:style-name="T3">form</text:span><text:span text:style-name="T18">)</text:span><text:span text:style-name="T1"> </text:span><text:span text:style-name="T16">}}</text:span><text:span text:style-name="T3"> </text:span><text:span text:style-name="T15">class</text:span><text:span text:style-name="T3">=</text:span><text:span text:style-name="T20">"blogger"</text:span><text:span text:style-name="T3"> </text:span><text:span text:style-name="T22">novalidate</text:span><text:span text:style-name="T11">&gt;</text:span></text:p>
      <text:p text:style-name="P5"/>
      <text:p text:style-name="P3"><text:span text:style-name="T11">&lt;</text:span><text:span text:style-name="T13">input</text:span><text:span text:style-name="T3"> </text:span><text:span text:style-name="T15">type</text:span><text:span text:style-name="T3">=</text:span><text:span text:style-name="T20">"submit"</text:span><text:span text:style-name="T3"> </text:span><text:span text:style-name="T15">value</text:span><text:span text:style-name="T3">=</text:span><text:span text:style-name="T20">"Submit"</text:span><text:span text:style-name="T3"> </text:span><text:span text:style-name="T22">formnovalidate</text:span><text:span text:style-name="T11">/&gt;</text:span></text:p>
      <text:p text:style-name="P5"/>
      <text:p text:style-name="P2">Lista dostępnych walidatorów:</text:p>
      <text:p text:style-name="P5"/>
      <text:p text:style-name="P6"><text:a xlink:type="simple" xlink:href="http://symfony.com/doc/current/reference/constraints.html"><text:span text:style-name="T4">http://symfony.com/doc/current/reference/constraints.html</text:span></text:a></text:p>
      <text:p text:style-name="P5"/>
      <text:p text:style-name="P5">Tworzenie własnych walidatorów:</text:p>
      <text:p text:style-name="P5"/>
      <text:p text:style-name="P6"><text:a xlink:type="simple" xlink:href="http://symfony.com/doc/current/cookbook/validation/custom_constraint.html"><text:span text:style-name="T4">http://symfony.com/doc/current/cookbook/validation/custom_constraint.html</text:span></text:a></text:p>
      <text:list xml:id="list29469017" text:style-name="L1">
        <text:list-item>
          <text:p text:style-name="P10"><text:soft-page-break/>Konfiguracja Swift Mailer – wysyłanie wiadomości</text:p>
        </text:list-item>
      </text:list>
      <text:p text:style-name="P5"/>
      <text:p text:style-name="P5">Dodajemy:</text:p>
      <text:p text:style-name="P5"/>
      <text:p text:style-name="P5">mailer_transport="gmail"</text:p>
      <text:p text:style-name="P5">mailer_encryption="ssl"</text:p>
      <text:p text:style-name="P5">mailer_auth_mode="login"</text:p>
      <text:p text:style-name="P5">mailer_host="smtp.gmail.com"</text:p>
      <text:p text:style-name="P5">mailer_user="your_username"</text:p>
      <text:p text:style-name="P5">mailer_password="your_password"</text:p>
      <text:p text:style-name="P5"/>
      <text:p text:style-name="P5"/>
      <text:p text:style-name="P5">#app/config/parameters.yml</text:p>
      <text:p text:style-name="P6"><text:span text:style-name="T4">parameters:<text:line-break/> <text:s text:c="3"/>database_driver: pdo_mysql<text:line-break/> <text:s text:c="3"/>database_host: 127.0.0.1<text:line-break/> <text:s text:c="3"/>database_port: null<text:line-break/> <text:s text:c="3"/>database_name: symfony<text:line-break/> <text:s text:c="3"/>database_user: root<text:line-break/> <text:s text:c="3"/>database_password: null<text:line-break/></text:span><text:span text:style-name="T23"> <text:s text:c="3"/>#mailer_transport: smtp<text:line-break/> <text:s text:c="3"/>#mailer_host: 127.0.0.1<text:line-break/> <text:s text:c="3"/>#mailer_user: null<text:line-break/> <text:s text:c="3"/>#mailer_password: null</text:span><text:span text:style-name="T4"><text:line-break/><text:line-break/></text:span><text:span text:style-name="T24"> <text:s text:c="3"/>mailer_transport: gmail<text:line-break/> <text:s text:c="3"/>mailer_encryption: ssl<text:line-break/> <text:s text:c="3"/>#mailer_auth_mode: login<text:line-break/> <text:s text:c="3"/>mailer_host: smtp.gmail.com<text:line-break/> <text:s text:c="3"/>mailer_user: szymon.idczak@gmail.com<text:line-break/> <text:s text:c="3"/>mailer_password: </text:span><text:span text:style-name="T23">your_password </text:span><text:span text:style-name="T4">&lt;-- wysyłanie wiadomości z formularza zacznie działać po wprowadzeniu hasła<text:line-break/><text:line-break/> <text:s text:c="3"/>locale: en<text:line-break/> <text:s text:c="3"/>secret: 1d1fbfb233540e7c5341d57d52fded88530f2a3e<text:line-break/> <text:s text:c="3"/>database_path: null</text:span></text:p>
      <text:p text:style-name="P5"/>
      <text:p text:style-name="P5">#app/config/parameters.ini </text:p>
      <text:p text:style-name="P5">[parameters]<text:line-break/> <text:s text:c="3"/>database_driver="pdo_mysql"<text:line-break/> <text:s text:c="3"/>database_host="localhost"<text:line-break/> <text:s text:c="3"/>database_port=""<text:line-break/> <text:s text:c="3"/>database_name="symblog"<text:line-break/> <text:s text:c="3"/>database_user="root"<text:line-break/> <text:s text:c="3"/>database_password=""<text:line-break/> <text:s text:c="3"/><text:line-break/> <text:s text:c="3"/>//mailer_transport="smtp"<text:line-break/> <text:s text:c="3"/>//mailer_host="localhost"<text:line-break/> <text:s text:c="3"/>//mailer_user=""<text:line-break/> <text:s text:c="3"/>//mailer_password=""<text:line-break/> <text:s text:c="3"/><text:line-break/> <text:s text:c="3"/>mailer_transport="gmail"<text:line-break/> <text:s text:c="3"/>mailer_encryption="ssl"<text:line-break/> <text:s text:c="3"/>//mailer_auth_mode="login"<text:line-break/> <text:s text:c="3"/>mailer_host="smtp.gmail.com"<text:line-break/> <text:s text:c="3"/>mailer_user="szymon.idczak@gmail.com"<text:line-break/> <text:s text:c="3"/>mailer_password="your_password"<text:line-break/> <text:s text:c="3"/><text:line-break/> <text:s text:c="3"/>locale="en"<text:line-break/> <text:s text:c="3"/>secret="6512ac74f92091b74a9af3e00f09f143ca90f903"</text:p>
      <text:p text:style-name="P5"/>
      <text:p text:style-name="P1">php.ini &lt;- zdejmujemy komentarz</text:p>
      <text:p text:style-name="P1">extension=php_openssl.dll</text:p>
      <text:p text:style-name="P5"/>
      <text:list xml:id="list29492631" text:style-name="L2">
        <text:list-item>
          <text:p text:style-name="P11"><text:soft-page-break/>Aktualizacja kontrolera</text:p>
        </text:list-item>
      </text:list>
      <text:p text:style-name="P5"/>
      <text:p text:style-name="P4">// src/Blogger/BlogBundle/Controller/PageController.php</text:p>
      <text:p text:style-name="P5"/>
      <text:p text:style-name="P3"><text:span text:style-name="T3"><text:s text:c="4"/></text:span><text:span text:style-name="T1">public function </text:span><text:span text:style-name="T3">contactAction()</text:span></text:p>
      <text:p text:style-name="P5"><text:s text:c="4"/>{</text:p>
      <text:p text:style-name="P5"><text:s text:c="4"/><text:tab/></text:p>
      <text:p text:style-name="P3"><text:span text:style-name="T3"><text:tab/> <text:s text:c="3"/>$enquiry = </text:span><text:span text:style-name="T1">new </text:span><text:span text:style-name="T3">Enquiry();</text:span></text:p>
      <text:p text:style-name="P3"><text:span text:style-name="T3"><text:tab/> <text:s text:c="3"/>$form = $this-&gt;createForm(</text:span><text:span text:style-name="T1">new </text:span><text:span text:style-name="T3">EnquiryType(), $enquiry);</text:span></text:p>
      <text:p text:style-name="P5"><text:tab/></text:p>
      <text:p text:style-name="P5"><text:tab/> <text:s text:c="3"/>$request = $this-&gt;getRequest();</text:p>
      <text:p text:style-name="P3"><text:span text:style-name="T3"><text:tab/> <text:s text:c="3"/></text:span><text:span text:style-name="T1">if </text:span><text:span text:style-name="T3">($request-&gt;getMethod() == </text:span><text:span text:style-name="T6">'POST'</text:span><text:span text:style-name="T3">) {</text:span></text:p>
      <text:p text:style-name="P5"><text:tab/> <text:s text:c="7"/>$form-&gt;bind($request);</text:p>
      <text:p text:style-name="P5"><text:tab/></text:p>
      <text:p text:style-name="P3"><text:span text:style-name="T3"><text:tab/> <text:s text:c="7"/></text:span><text:span text:style-name="T1">if </text:span><text:span text:style-name="T3">($form-&gt;isValid()) {</text:span></text:p>
      <text:p text:style-name="P3"><text:span text:style-name="T3"><text:tab/> <text:s text:c="11"/></text:span><text:span text:style-name="T7">// Perform some action, such as sending an email</text:span></text:p>
      <text:p text:style-name="P1">{#ADD</text:p>
      <text:p text:style-name="P5"><text:tab/><text:tab/> <text:s text:c="7"/>$message = \Swift_Message::newInstance()</text:p>
      <text:p text:style-name="P3"><text:span text:style-name="T3"><text:tab/><text:tab/> <text:s text:c="11"/>-&gt;setSubject(</text:span><text:span text:style-name="T6">'Contact enquiry from symblog'</text:span><text:span text:style-name="T3">)</text:span></text:p>
      <text:p text:style-name="P3"><text:span text:style-name="T3"><text:tab/><text:tab/> <text:s text:c="11"/>-&gt;setFrom(</text:span><text:span text:style-name="T6">'xszymon.idczak@gmail.com'</text:span><text:span text:style-name="T3">)</text:span></text:p>
      <text:p text:style-name="P3"><text:span text:style-name="T3"><text:tab/><text:tab/> <text:s text:c="11"/>-&gt;setTo(</text:span><text:span text:style-name="T6">'szymon.idczak@gmail.com'</text:span><text:span text:style-name="T3">)</text:span><text:span text:style-name="T21">//na ten adres zostanie wysłana wiadomość</text:span></text:p>
      <text:p text:style-name="P3"><text:span text:style-name="T3"><text:tab/><text:tab/> <text:s text:c="11"/>-&gt;setBody($this-&gt;renderView(</text:span><text:span text:style-name="T6">'BloggerBlogBundle:Page:contactEmail.txt.twig'</text:span><text:span text:style-name="T3">, </text:span><text:span text:style-name="T1">array</text:span><text:span text:style-name="T3">(</text:span><text:span text:style-name="T6">'enquiry' </text:span><text:span text:style-name="T3">=&gt; $enquiry)));</text:span></text:p>
      <text:p text:style-name="P3"><text:span text:style-name="T3"><text:tab/><text:tab/> <text:s text:c="7"/>$this-&gt;get(</text:span><text:span text:style-name="T6">'mailer'</text:span><text:span text:style-name="T3">)-&gt;send($message);</text:span></text:p>
      <text:p text:style-name="P5"><text:tab/><text:tab/></text:p>
      <text:p text:style-name="P3"><text:span text:style-name="T3"><text:tab/><text:tab/> <text:s text:c="7"/>$this-&gt;get(</text:span><text:span text:style-name="T6">'session'</text:span><text:span text:style-name="T3">)-&gt;setFlash(</text:span><text:span text:style-name="T6">'blogger-notice'</text:span><text:span text:style-name="T3">, </text:span><text:span text:style-name="T6">'Your contact enquiry was successfully sent. Thank you!'</text:span><text:span text:style-name="T3">);</text:span></text:p>
      <text:p text:style-name="P5"><text:span text:style-name="T21">#}</text:span><text:tab/></text:p>
      <text:p text:style-name="P3"><text:span text:style-name="T3"><text:tab/> <text:s text:c="11"/></text:span><text:span text:style-name="T7">// Redirect - This is important to prevent users re-posting</text:span></text:p>
      <text:p text:style-name="P3"><text:span text:style-name="T3"><text:tab/> <text:s text:c="11"/></text:span><text:span text:style-name="T7">// the form if they refresh the page</text:span></text:p>
      <text:p text:style-name="P3"><text:span text:style-name="T3"><text:tab/> <text:s text:c="11"/></text:span><text:span text:style-name="T1">return </text:span><text:span text:style-name="T3">$this-&gt;redirect($this-&gt;generateUrl(</text:span><text:span text:style-name="T6">'blogger_blog_contact'</text:span><text:span text:style-name="T3">));</text:span></text:p>
      <text:p text:style-name="P5"><text:tab/> <text:s text:c="7"/>}</text:p>
      <text:p text:style-name="P5"><text:tab/> <text:s text:c="3"/>}</text:p>
      <text:p text:style-name="P5"><text:tab/></text:p>
      <text:p text:style-name="P3"><text:span text:style-name="T3"><text:tab/> <text:s text:c="3"/></text:span><text:span text:style-name="T1">return </text:span><text:span text:style-name="T3">$this-&gt;render(</text:span><text:span text:style-name="T6">'BloggerBlogBundle:Page:contact.html.twig'</text:span><text:span text:style-name="T3">, </text:span><text:span text:style-name="T1">array</text:span><text:span text:style-name="T3">(</text:span></text:p>
      <text:p text:style-name="P3"><text:span text:style-name="T3"><text:tab/> <text:s text:c="7"/></text:span><text:span text:style-name="T6">'form' </text:span><text:span text:style-name="T3">=&gt; $form-&gt;createView()</text:span></text:p>
      <text:p text:style-name="P5"><text:tab/> <text:s text:c="3"/>));</text:p>
      <text:p text:style-name="P5"><text:s text:c="4"/><text:tab/></text:p>
      <text:p text:style-name="P5"><text:s text:c="4"/>}</text:p>
      <text:list xml:id="list29476088" text:style-name="L3">
        <text:list-item>
          <text:p text:style-name="P12">Aktualizacja template – dodanie flash</text:p>
        </text:list-item>
      </text:list>
      <text:p text:style-name="P5"/>
      <text:p text:style-name="P7">{# src/Blogger/BlogBundle/Resources/views/Page/contact.html.twig #}</text:p>
      <text:p text:style-name="P3"><text:span text:style-name="T16">{%</text:span><text:span text:style-name="T1"> extends </text:span><text:span text:style-name="T6">'BloggerBlogBundle::layout.html.twig'</text:span><text:span text:style-name="T1"> </text:span><text:span text:style-name="T16">%}</text:span></text:p>
      <text:p text:style-name="P3"/>
      <text:p text:style-name="P3"><text:span text:style-name="T16">{%</text:span><text:span text:style-name="T1"> block </text:span><text:span text:style-name="T3">title</text:span><text:span text:style-name="T1"> </text:span><text:span text:style-name="T16">%}</text:span><text:span text:style-name="T3">Contact</text:span><text:span text:style-name="T16">{%</text:span><text:span text:style-name="T1"> endblock</text:span><text:span text:style-name="T16">%}</text:span></text:p>
      <text:p text:style-name="P3"/>
      <text:p text:style-name="P3"><text:span text:style-name="T16">{%</text:span><text:span text:style-name="T1"> block </text:span><text:span text:style-name="T3">body</text:span><text:span text:style-name="T1"> </text:span><text:span text:style-name="T16">%}</text:span></text:p>
      <text:p text:style-name="P3"><text:span text:style-name="T3"><text:s text:c="4"/></text:span><text:span text:style-name="T11">&lt;</text:span><text:span text:style-name="T13">header</text:span><text:span text:style-name="T11">&gt;</text:span></text:p>
      <text:p text:style-name="P3"><text:span text:style-name="T3"><text:s text:c="8"/></text:span><text:span text:style-name="T11">&lt;</text:span><text:span text:style-name="T13">h1</text:span><text:span text:style-name="T11">&gt;</text:span><text:span text:style-name="T3">Contact symblog</text:span><text:span text:style-name="T11">&lt;/</text:span><text:span text:style-name="T13">h1</text:span><text:span text:style-name="T11">&gt;</text:span></text:p>
      <text:p text:style-name="P3"><text:span text:style-name="T3"><text:s text:c="4"/></text:span><text:span text:style-name="T11">&lt;/</text:span><text:span text:style-name="T13">header</text:span><text:span text:style-name="T11">&gt;</text:span></text:p>
      <text:p text:style-name="P5"><text:span text:style-name="T21">{#ADD </text:span><text:s text:c="3"/></text:p>
      <text:p text:style-name="P3"><text:span text:style-name="T3"><text:tab/></text:span><text:span text:style-name="T16">{%</text:span><text:span text:style-name="T1"> if </text:span><text:span text:style-name="T3">app</text:span><text:span text:style-name="T18">.</text:span><text:span text:style-name="T3">session</text:span><text:span text:style-name="T18">.</text:span><text:span text:style-name="T3">hasFlash</text:span><text:span text:style-name="T18">(</text:span><text:span text:style-name="T6">'blogger-notice'</text:span><text:span text:style-name="T18">)</text:span><text:span text:style-name="T1"> </text:span><text:span text:style-name="T16">%}</text:span></text:p>
      <text:p text:style-name="P3"><text:span text:style-name="T3"><text:tab/> <text:s text:c="3"/></text:span><text:span text:style-name="T11">&lt;</text:span><text:span text:style-name="T13">div</text:span> <text:span text:style-name="T15">class</text:span><text:span text:style-name="T3">=</text:span><text:span text:style-name="T20">"blogger-notice"</text:span><text:span text:style-name="T11">&gt;</text:span></text:p>
      <text:p text:style-name="P3"><text:span text:style-name="T3"><text:tab/> <text:s text:c="7"/></text:span><text:span text:style-name="T16">{{</text:span><text:span text:style-name="T1"> </text:span><text:span text:style-name="T3">app</text:span><text:span text:style-name="T18">.</text:span><text:span text:style-name="T3">session</text:span><text:span text:style-name="T18">.</text:span><text:span text:style-name="T3">flash</text:span><text:span text:style-name="T18">(</text:span><text:span text:style-name="T6">'blogger-notice'</text:span><text:span text:style-name="T18">)</text:span><text:span text:style-name="T1"> </text:span><text:span text:style-name="T16">}}</text:span></text:p>
      <text:p text:style-name="P3"><text:span text:style-name="T3"><text:tab/> <text:s text:c="3"/></text:span><text:span text:style-name="T11">&lt;/</text:span><text:span text:style-name="T13">div</text:span><text:span text:style-name="T11">&gt;</text:span></text:p>
      <text:p text:style-name="P3"><text:span text:style-name="T3"><text:tab/></text:span><text:span text:style-name="T16">{%</text:span><text:span text:style-name="T1"> endif </text:span><text:span text:style-name="T16">%}</text:span></text:p>
      <text:p text:style-name="P5"><text:span text:style-name="T21">#}</text:span><text:tab/></text:p>
      <text:p text:style-name="P6"><text:span text:style-name="T4"><text:s text:c="4"/></text:span><text:span text:style-name="T12">&lt;</text:span><text:span text:style-name="T14">p</text:span><text:span text:style-name="T12">&gt;</text:span><text:span text:style-name="T4">Want to contact symblog?</text:span><text:span text:style-name="T12">&lt;/</text:span><text:span text:style-name="T14">p</text:span><text:span text:style-name="T12">&gt;</text:span></text:p>
      <text:p text:style-name="P15"/>
      <text:p text:style-name="P15"/>
      <text:list xml:id="list29489028" text:style-name="L4">
        <text:list-item>
          <text:p text:style-name="P13"><text:soft-page-break/>Create the Email template - Dodanie szablonu wiadomości</text:p>
        </text:list-item>
      </text:list>
      <text:p text:style-name="P7">{# src/Blogger/BlogBundle/Resources/views/Page/contactEmail.txt.twig #}</text:p>
      <text:p text:style-name="P3"><text:span text:style-name="T3">A contact enquiry was made by </text:span><text:span text:style-name="T16">{{</text:span><text:span text:style-name="T1"> </text:span><text:span text:style-name="T3">enquiry</text:span><text:span text:style-name="T18">.</text:span><text:span text:style-name="T3">name</text:span><text:span text:style-name="T1"> </text:span><text:span text:style-name="T16">}}</text:span><text:span text:style-name="T3"> at </text:span><text:span text:style-name="T16">{{</text:span><text:span text:style-name="T1"> </text:span><text:span text:style-name="T6">"now"</text:span><text:span text:style-name="T1"> </text:span><text:span text:style-name="T18">|</text:span><text:span text:style-name="T1"> </text:span><text:span text:style-name="T3">date</text:span><text:span text:style-name="T18">(</text:span><text:span text:style-name="T6">"Y-m-d H:i"</text:span><text:span text:style-name="T18">)</text:span><text:span text:style-name="T1"> </text:span><text:span text:style-name="T16">}}</text:span><text:span text:style-name="T3">.</text:span></text:p>
      <text:p text:style-name="P3"/>
      <text:p text:style-name="P3"><text:span text:style-name="T3">Reply-To: </text:span><text:span text:style-name="T16">{{</text:span><text:span text:style-name="T1"> </text:span><text:span text:style-name="T3">enquiry</text:span><text:span text:style-name="T18">.</text:span><text:span text:style-name="T3">email</text:span><text:span text:style-name="T1"> </text:span><text:span text:style-name="T16">}}</text:span></text:p>
      <text:p text:style-name="P3"><text:span text:style-name="T3">Subject: </text:span><text:span text:style-name="T16">{{</text:span><text:span text:style-name="T1"> </text:span><text:span text:style-name="T3">enquiry</text:span><text:span text:style-name="T18">.</text:span><text:span text:style-name="T3">subject</text:span><text:span text:style-name="T1"> </text:span><text:span text:style-name="T16">}}</text:span></text:p>
      <text:p text:style-name="P5">Body:</text:p>
      <text:p text:style-name="P6"><text:span text:style-name="T17">{{</text:span><text:span text:style-name="T2"> </text:span><text:span text:style-name="T4">enquiry</text:span><text:span text:style-name="T19">.</text:span><text:span text:style-name="T4">body</text:span><text:span text:style-name="T2"> </text:span><text:span text:style-name="T17">}}</text:span></text:p>
      <text:p text:style-name="P5"/>
      <text:p text:style-name="P5">Format pliku moze być: .txt, .html, .css, .js, .xml lub .json</text:p>
      <text:p text:style-name="P5">Ostatnia część rozszerzenia .twig określa śilnik szablonu.</text:p>
      <text:p text:style-name="P5"/>
      <text:p text:style-name="P9">Opcjonalnie:</text:p>
      <text:p text:style-name="P5"/>
      <text:list xml:id="list32753354" text:continue-numbering="true" text:style-name="L4">
        <text:list-item>
          <text:p text:style-name="P13">Pliki konfiguracyjne</text:p>
        </text:list-item>
      </text:list>
      <text:p text:style-name="P5"/>
      <text:p text:style-name="P5">Dodajemy plik konfiguracyjny</text:p>
      <text:p text:style-name="P1"># src/Blogger/BlogBundle/Resources/config/config.yml</text:p>
      <text:p text:style-name="P1">parameters:</text:p>
      <text:p text:style-name="P1"><text:s text:c="4"/># Blogger contact email address</text:p>
      <text:p text:style-name="P1"><text:s text:c="4"/>#blogger_blog.emails.contact_email: contact@email.com</text:p>
      <text:p text:style-name="P1"><text:s text:c="4"/>blogger_blog.emails.contact_email: szymon.idczak@gmail.com</text:p>
      <text:p text:style-name="P5"/>
      <text:p text:style-name="P5">Musimy dodać do głównego pliku konfiguracyjnego wpis:</text:p>
      <text:p text:style-name="P5"/>
      <text:p text:style-name="P5"># app/config/config.yml</text:p>
      <text:p text:style-name="P6"><text:span text:style-name="T4">imports:<text:line-break/> <text:s text:c="3"/>- { resource: parameters.ini }<text:line-break/> <text:s text:c="3"/>- { resource: security.yml }<text:line-break/> <text:s text:c="3"/># .. existing import here<text:line-break/> <text:s text:c="3"/></text:span><text:span text:style-name="T23">- { resource: @BloggerBlogBundle/Resources/config/config.yml }</text:span></text:p>
      <text:p text:style-name="P5"/>
      <text:p text:style-name="P6"><text:span text:style-name="T4">Jeśli w pliku dodamy poniższy wpis to nadpiszę on plik konfiguracyjny, który stworzyliśmy: </text:span><text:span text:style-name="T23"># src/Blogger/BlogBundle/Resources/config/config.yml</text:span></text:p>
      <text:p text:style-name="P5"/>
      <text:p text:style-name="P5"># app/config/config.yml</text:p>
      <text:p text:style-name="P5">parameters:</text:p>
      <text:p text:style-name="P5"><text:s text:c="4"/># Blogger contact email address</text:p>
      <text:p text:style-name="P5"><text:s text:c="4"/>blogger_blog.emails.contact_email: assistant@email.com</text:p>
      <text:p text:style-name="P5"/>
      <text:list xml:id="list29493004" text:style-name="L5">
        <text:list-item>
          <text:p text:style-name="P14">Zmiany w kontrolerze</text:p>
        </text:list-item>
      </text:list>
      <text:p text:style-name="P5"/>
      <text:p text:style-name="P3"><text:span text:style-name="T3"><text:tab/> <text:s text:c="7"/></text:span><text:span text:style-name="T1">if </text:span><text:span text:style-name="T3">($form-&gt;isValid()) {</text:span></text:p>
      <text:p text:style-name="P3"><text:span text:style-name="T3"><text:tab/> <text:s text:c="11"/></text:span><text:span text:style-name="T7">// Perform some action, such as sending an email</text:span></text:p>
      <text:p text:style-name="P5"><text:tab/><text:tab/> <text:s text:c="7"/>$message = \Swift_Message::newInstance()</text:p>
      <text:p text:style-name="P3"><text:span text:style-name="T3"><text:tab/><text:tab/> <text:s text:c="11"/>-&gt;setSubject(</text:span><text:span text:style-name="T6">'Contact enquiry from symblog'</text:span><text:span text:style-name="T3">)</text:span></text:p>
      <text:p text:style-name="P3"><text:span text:style-name="T3"><text:tab/><text:tab/> <text:s text:c="11"/>-&gt;setFrom(</text:span><text:span text:style-name="T6">'szymon.idczak@gmail.com'</text:span><text:span text:style-name="T3">)</text:span></text:p>
      <text:p text:style-name="P1"><text:tab/><text:tab/> <text:s text:c="11"/>-&gt;setTo($this-&gt;container-&gt;getParameter('blogger_blog.emails.contact_email'))</text:p>
      <text:p text:style-name="P3"><text:span text:style-name="T3"><text:tab/><text:tab/> <text:s text:c="11"/>-&gt;setBody($this-&gt;renderView(</text:span><text:span text:style-name="T6">'BloggerBlogBundle:Page:contactEmail.txt.twig'</text:span><text:span text:style-name="T3">, </text:span><text:span text:style-name="T1">array</text:span><text:span text:style-name="T3">(</text:span><text:span text:style-name="T6">'enquiry' </text:span><text:span text:style-name="T3">=&gt; $enquiry)));</text:span></text:p>
      <text:p text:style-name="P3"><text:span text:style-name="T3"><text:tab/><text:tab/> <text:s text:c="7"/>$this-&gt;get(</text:span><text:span text:style-name="T6">'mailer'</text:span><text:span text:style-name="T3">)-&gt;send($message);</text:span></text:p>
      <text:p text:style-name="P5"><text:tab/><text:tab/></text:p>
      <text:p text:style-name="P3"><text:span text:style-name="T3"><text:tab/><text:tab/> <text:s text:c="7"/>$this-&gt;get(</text:span><text:span text:style-name="T6">'session'</text:span><text:span text:style-name="T3">)-&gt;setFlash(</text:span><text:span text:style-name="T6">'blogger-notice'</text:span><text:span text:style-name="T3">, </text:span><text:span text:style-name="T6">'Your contact enquiry was successfully sent. Thank you!'</text:span><text:span text:style-name="T3">);</text:span></text:p>
      <text:p text:style-name="P5"><text:tab/></text:p>
      <text:p text:style-name="P3"><text:span text:style-name="T3"><text:tab/> <text:s text:c="11"/></text:span><text:span text:style-name="T7">// Redirect - This is important to prevent users re-posting</text:span></text:p>
      <text:p text:style-name="P3"><text:span text:style-name="T3"><text:tab/> <text:s text:c="11"/></text:span><text:span text:style-name="T7">// the form if they refresh the page</text:span></text:p>
      <text:p text:style-name="P3"><text:span text:style-name="T3"><text:tab/> <text:s text:c="11"/></text:span><text:span text:style-name="T1">return </text:span><text:span text:style-name="T3">$this-&gt;redirect($this-&gt;generateUrl(</text:span><text:span text:style-name="T6">'blogger_blog_contact'</text:span><text:span text:style-name="T3">));</text:span></text:p>
      <text:p text:style-name="P5"><text:tab/> <text:s text:c="7"/>}</text:p>
      <text:p text:style-name="P5"><text:soft-page-break/>9. Ustawienia te powodują że wiadomość nie będzie wysyłana w środowiskach testowych.</text:p>
      <text:p text:style-name="P5"/>
      <text:p text:style-name="P5"># app/config/config_test.yml</text:p>
      <text:p text:style-name="P5">swiftmailer:</text:p>
      <text:p text:style-name="P5"><text:s text:c="4"/>disable_delivery: true</text:p>
      <text:p text:style-name="P5"/>
      <text:p text:style-name="P5"># app/config/config_dev.yml</text:p>
      <text:p text:style-name="P5">swiftmailer:</text:p>
      <text:p text:style-name="P6"><text:span text:style-name="T4"><text:s text:c="4"/>delivery_address: <text:s/></text:span><text:a xlink:type="simple" xlink:href="mailto:development@symblog.dev">development@symblog.dev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/>
    <style:font-face style:name="monospace" svg:font-family="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H57M42S</meta:editing-duration>
    <meta:editing-cycles>51</meta:editing-cycles>
    <meta:generator>OpenOffice.org/3.3$Win32 OpenOffice.org_project/330m20$Build-9567</meta:generator>
    <dc:date>2014-02-11T12:59:47.99</dc:date>
    <dc:creator>szymon idczak</dc:creator>
    <meta:document-statistic meta:table-count="0" meta:image-count="0" meta:object-count="0" meta:page-count="5" meta:paragraph-count="159" meta:word-count="589" meta:character-count="7401"/>
    <meta:user-defined meta:name="Info 1"/>
    <meta:user-defined meta:name="Info 2"/>
    <meta:user-defined meta:name="Info 3"/>
    <meta:user-defined meta:name="Info 4"/>
  </office:meta>
</office:document-meta>
</file>